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cm" svg:height="2.6cm" svg:x="7.4cm" svg:y="1.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14.5cm" svg:height="2.1cm" svg:x="3.5cm" svg:y="4.7cm">
          <text:p text:style-name="P2"><text:span text:style-name="T1">Output “Please enter the person who said the quote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14.5cm" svg:height="2.1cm" svg:x="3.5cm" svg:y="7.3cm">
          <text:p text:style-name="P2"><text:span text:style-name="T1">Input Pers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14.5cm" svg:height="2.1cm" svg:x="3.2cm" svg:y="9.9cm">
          <text:p text:style-name="P2"><text:span text:style-name="T1">Output “Pleas enter the quote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14.5cm" svg:height="2.1cm" svg:x="3.3cm" svg:y="12.3cm">
          <text:p text:style-name="P2"><text:span text:style-name="T1">Input quo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18.1cm" svg:height="2.4cm" svg:x="1.5cm" svg:y="14.7cm">
          <text:p text:style-name="P1">Quote in; upper case, lower case, capitalised and in title forma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4.5cm" svg:height="2.1cm" svg:x="3.2cm" svg:y="17.6cm">
          <text:p text:style-name="P2"><text:span text:style-name="T1">Output lower case quo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14.5cm" svg:height="2.1cm" svg:x="3cm" svg:y="19.9cm">
          <text:p text:style-name="P2"><text:span text:style-name="T1">Output upper case quo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14.5cm" svg:height="2.1cm" svg:x="2.9cm" svg:y="22.3cm">
          <text:p text:style-name="P2"><text:span text:style-name="T1">Output capitalized quo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14.5cm" svg:height="2.1cm" svg:x="3cm" svg:y="24.7cm">
          <text:p text:style-name="P2"><text:span text:style-name="T1">Output title quo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5.8cm" svg:height="2.6cm" svg:x="7.7cm" svg:y="26.9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09:34:39.233000000</meta:creation-date>
    <dc:date>2014-09-19T09:43:49.247000000</dc:date>
    <meta:editing-duration>P0D</meta:editing-duration>
    <meta:editing-cycles>1</meta:editing-cycles>
    <meta:document-statistic meta:object-count="11"/>
    <meta:generator>LibreOffice/4.2.5.2$Windows_x86 LibreOffice_project/61cb170a04bb1f12e77c884eab9192be736ec5f5</meta:generator>
  </office:meta>
</office:document-meta>
</file>